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dd8dd"/>
    </style:style>
    <style:style style:name="P2" style:family="paragraph" style:parent-style-name="Text_20_body">
      <style:text-properties officeooo:paragraph-rsid="0034ef69"/>
    </style:style>
    <style:style style:name="P3" style:family="paragraph" style:parent-style-name="Text_20_body" style:list-style-name="L3">
      <style:text-properties officeooo:paragraph-rsid="0034ef69"/>
    </style:style>
    <style:style style:name="P4" style:family="paragraph" style:parent-style-name="Standard" style:list-style-name="L1">
      <style:text-properties officeooo:paragraph-rsid="002f37b1"/>
    </style:style>
    <style:style style:name="P5" style:family="paragraph" style:parent-style-name="Standard" style:list-style-name="L1">
      <style:text-properties officeooo:rsid="0019c058" officeooo:paragraph-rsid="0019c058"/>
    </style:style>
    <style:style style:name="P6" style:family="paragraph" style:parent-style-name="Standard">
      <style:text-properties officeooo:rsid="0019c058" officeooo:paragraph-rsid="0019c058"/>
    </style:style>
    <style:style style:name="P7" style:family="paragraph" style:parent-style-name="Standard" style:list-style-name="L1">
      <style:text-properties officeooo:rsid="00201a91" officeooo:paragraph-rsid="00201a91"/>
    </style:style>
    <style:style style:name="P8" style:family="paragraph" style:parent-style-name="Standard" style:list-style-name="L1">
      <style:text-properties officeooo:rsid="00202ab8" officeooo:paragraph-rsid="00202ab8"/>
    </style:style>
    <style:style style:name="P9" style:family="paragraph" style:parent-style-name="Standard" style:list-style-name="L1">
      <style:text-properties officeooo:rsid="00203036" officeooo:paragraph-rsid="00203036"/>
    </style:style>
    <style:style style:name="P10" style:family="paragraph" style:parent-style-name="Standard" style:list-style-name="L1">
      <style:text-properties officeooo:rsid="0021646b" officeooo:paragraph-rsid="0021646b"/>
    </style:style>
    <style:style style:name="P11" style:family="paragraph" style:parent-style-name="Standard" style:list-style-name="L1">
      <style:text-properties officeooo:rsid="002172ac" officeooo:paragraph-rsid="002172ac"/>
    </style:style>
    <style:style style:name="P12" style:family="paragraph" style:parent-style-name="Standard" style:list-style-name="L1">
      <style:text-properties officeooo:rsid="002461f0" officeooo:paragraph-rsid="002461f0"/>
    </style:style>
    <style:style style:name="P13" style:family="paragraph" style:parent-style-name="Standard" style:list-style-name="L1">
      <style:text-properties officeooo:rsid="0027d6a1" officeooo:paragraph-rsid="0027d6a1"/>
    </style:style>
    <style:style style:name="P14" style:family="paragraph" style:parent-style-name="Standard" style:list-style-name="L1">
      <style:text-properties officeooo:rsid="0033431b" officeooo:paragraph-rsid="0033431b"/>
    </style:style>
    <style:style style:name="T1" style:family="text">
      <style:text-properties officeooo:rsid="0019c058"/>
    </style:style>
    <style:style style:name="T2" style:family="text">
      <style:text-properties officeooo:rsid="001b416a"/>
    </style:style>
    <style:style style:name="T3" style:family="text">
      <style:text-properties officeooo:rsid="00201a91"/>
    </style:style>
    <style:style style:name="T4" style:family="text">
      <style:text-properties officeooo:rsid="0021646b"/>
    </style:style>
    <style:style style:name="T5" style:family="text">
      <style:text-properties officeooo:rsid="00217df6"/>
    </style:style>
    <style:style style:name="T6" style:family="text">
      <style:text-properties officeooo:rsid="0021b6fe"/>
    </style:style>
    <style:style style:name="T7" style:family="text">
      <style:text-properties officeooo:rsid="0027d6a1"/>
    </style:style>
    <style:style style:name="T8" style:family="text">
      <style:text-properties officeooo:rsid="00297824"/>
    </style:style>
    <style:style style:name="T9" style:family="text">
      <style:text-properties officeooo:rsid="002affdf"/>
    </style:style>
    <style:style style:name="T10" style:family="text">
      <style:text-properties officeooo:rsid="002bfafa"/>
    </style:style>
    <style:style style:name="T11" style:family="text">
      <style:text-properties fo:font-style="italic" officeooo:rsid="0019c058" style:font-style-asian="italic" style:font-style-complex="italic"/>
    </style:style>
    <style:style style:name="T12" style:family="text">
      <style:text-properties officeooo:rsid="0033431b"/>
    </style:style>
    <style:style style:name="T13" style:family="text">
      <style:text-properties officeooo:rsid="0033851e"/>
    </style:style>
    <style:style style:name="T14" style:family="text">
      <style:text-properties officeooo:rsid="0034533d"/>
    </style:style>
    <style:style style:name="T15" style:family="text">
      <style:text-properties officeooo:rsid="0034ef69"/>
    </style:style>
    <style:style style:name="T16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17" style:family="text">
      <style:text-properties fo:font-variant="normal" fo:text-transform="none" fo:color="#212121" style:font-name="Liberation Sans" fo:font-size="12pt" fo:letter-spacing="normal" fo:font-style="normal" fo:font-weight="normal"/>
    </style:style>
    <style:style style:name="T18" style:family="text">
      <style:text-properties fo:font-variant="normal" fo:text-transform="none" fo:color="#212121" style:font-name="Liberation Sans" fo:font-size="12pt" fo:letter-spacing="normal" fo:font-style="normal" fo:font-weight="normal" officeooo:rsid="0034ef69"/>
    </style:style>
    <style:style style:name="T19" style:family="text">
      <style:text-properties fo:font-variant="normal" fo:text-transform="none" fo:color="#212121" style:font-name="Liberation Sans" fo:font-size="12pt" fo:letter-spacing="normal" fo:font-style="normal" fo:font-weight="normal" officeooo:rsid="0033431b"/>
    </style:style>
    <style:style style:name="T20" style:family="text">
      <style:text-properties fo:font-variant="normal" fo:text-transform="none" fo:color="#212121" style:font-name="Liberation Serif" fo:font-size="12pt" fo:letter-spacing="normal" fo:font-style="normal" fo:font-weight="normal" officeooo:rsid="0033431b"/>
    </style:style>
    <style:style style:name="T21" style:family="text">
      <style:text-properties style:font-name="Liberation Serif" officeooo:rsid="0033431b"/>
    </style:style>
    <style:style style:name="T22" style:family="text">
      <style:text-properties officeooo:rsid="0036820c"/>
    </style:style>
    <style:style style:name="T23" style:family="text">
      <style:text-properties officeooo:rsid="003852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unicazione eventi:</text:h>
      <text:p text:style-name="Text_20_body"><text:a xlink:type="simple" xlink:href="https://www.rabbitmq.com/" text:style-name="Internet_20_link" text:visited-style-name="Visited_20_Internet_20_Link"><text:span text:style-name="T10">https://www.rabbitmq.com/</text:span></text:a></text:p>
      <text:list xml:id="list2369296840" text:style-name="L1">
        <text:list-item>
          <text:list>
            <text:list-item>
              <text:p text:style-name="P5">RabbitMQ – A fronte di un evento il microservizio invia un messaggio a un Exchange (topic) legato a una chiave key.* che si occuperà di comunicare il Payload (JSon) al servizio in ascolto.</text:p>
            </text:list-item>
            <text:list-item>
              <text:p text:style-name="P8">AMQP – struttura:</text:p>
              <text:list>
                <text:list-item>
                  <text:p text:style-name="P10">Message – L’informazione che deve essere spedita</text:p>
                </text:list-item>
                <text:list-item>
                  <text:p text:style-name="P8">Exchange – <text:span text:style-name="T6">Scambiatore di messaggi (tipo </text:span>la posta<text:span text:style-name="T6">)</text:span></text:p>
                </text:list-item>
                <text:list-item>
                  <text:p text:style-name="P9">Queue – coda dove l’exchange manda i messaggi (la destinazione della cartolina)</text:p>
                </text:list-item>
                <text:list-item>
                  <text:p text:style-name="P9">Binding – la strada <text:span text:style-name="T5">che deve percorre il messaggio dall’exchange al consumer</text:span></text:p>
                </text:list-item>
                <text:list-item>
                  <text:p text:style-name="P9">Producer – <text:span text:style-name="T4">è colui che spedisce il message</text:span></text:p>
                </text:list-item>
                <text:list-item>
                  <text:p text:style-name="P11">Consumer – il destinatario del messaggio</text:p>
                </text:list-item>
              </text:list>
            </text:list-item>
          </text:list>
        </text:list-item>
      </text:list>
      <text:p text:style-name="P6"/>
      <text:h text:style-name="Heading_20_1" text:outline-level="1">Comunicazione <text:span text:style-name="T2">Tra </text:span>Microservices <text:span text:style-name="T8">(Sevice Discovery Tools)</text:span>:</text:h>
      <text:p text:style-name="P1"><text:a xlink:type="simple" xlink:href="https://devopscube.com/open-source-service-discovery/" text:style-name="Internet_20_link" text:visited-style-name="Visited_20_Internet_20_Link">https://devopscube.com/open-source-service-discovery/</text:a></text:p>
      <text:list xml:id="list232133984805298" text:continue-list="list2369296840" text:style-name="L1">
        <text:list-item>
          <text:list>
            <text:list-item text:start-value="1">
              <text:p text:style-name="P13">I Service Discovery Tools svolgono il compito di <text:span text:style-name="T9">mettere in comunicazione i microservizi evitando l’hard coding degli end-point nel codice.</text:span></text:p>
              <text:p text:style-name="P5"><text:span text:style-name="T9">I principali Service Discovery Tools sono </text:span>Eureka/Consul/Etcd.. <text:span text:style-name="T9">che si occupano di scoprire i servizi/microservizi/app tramite il seguente pattern strutturale</text:span>:</text:p>
              <text:list>
                <text:list-item>
                  <text:p text:style-name="P5">Serivice Registry – <text:span text:style-name="T3">Tiene traccia di tutte le istanze dei servizi e i loro nomi</text:span></text:p>
                </text:list-item>
                <text:list-item>
                  <text:p text:style-name="P7">Register Agent – Fornisce le configurazioni dei servizi</text:p>
                </text:list-item>
                <text:list-item>
                  <text:p text:style-name="P12">Service Discovery Client – Contatta il registry (registro) per conoscere l’alias del servizio</text:p>
                </text:list-item>
              </text:list>
            </text:list-item>
            <text:list-item>
              <text:p text:style-name="P4"><text:span text:style-name="T1">Serivice Registry <text:s/>- Verrà </text:span><text:span text:style-name="T11">“Deploiato”</text:span><text:span text:style-name="T1"> come nuovo microservizio e i microservizi di Multiplication e Gamification si registreranno contattandolo (tramite Registry Client) all'avvio utilizzando il Register Agent.</text:span></text:p>
            </text:list-item>
            <text:list-item>
              <text:p text:style-name="P14">L’Alias nome di default del servizio</text:p>
            </text:list-item>
            <text:list-item>
              <text:p text:style-name="P14"><text:span text:style-name="T13">Una volta effettuata la registrazione si potranno usare gli indirizzi </text:span>http://multiplication/ o http://gamification/ <text:s/><text:span text:style-name="T13">invece di</text:span> http://[HOST]:[PORT] <text:span text:style-name="T14">come si comporta un DNS</text:span></text:p>
            </text:list-item>
          </text:list>
        </text:list-item>
      </text:list>
      <text:h text:style-name="Heading_20_2" text:outline-level="2">Load Balancing:</text:h>
      <text:p text:style-name="P2"><text:a xlink:type="simple" xlink:href="https://it.wikipedia.org/wiki/Load_balancing" text:style-name="Internet_20_link" text:visited-style-name="Visited_20_Internet_20_Link">https://it.wikipedia.org/wiki/Load_balancing</text:a><text:line-break/></text:p>
      <text:list xml:id="list1995887623" text:style-name="L3">
        <text:list-item>
          <text:list>
            <text:list-item>
              <text:p text:style-name="P3"><text:span text:style-name="T15">Per gestire il carico si utilizza Ribbon che è </text:span><text:span text:style-name="T20">bilanciamento del carico lato client integrato con Eureka.</text:span><text:span text:style-name="T21"> </text:span><text:line-break/>Se creiamo due istanze di microservice di moltiplicazione, entrambi si registreranno in Eureka con lo stesso <text:span text:style-name="T22">A</text:span>lias (poiché hanno lo stesso nome dell'applicazione). Supponiamo di avere la nostra nuova istanza http: // localhost: 8082. Quando il microservice di gamification, come client, desidera contattare http: // moltiplicazione /, Eureka restituirà entrambi gli URL e spetterà al consumatore decidere qual’<text:span text:style-name="T23">è l’istanza che</text:span> dovrebbe essere chiamat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2:22:08.147827805</meta:creation-date>
    <dc:date>2019-01-28T23:21:32.250252167</dc:date>
    <meta:editing-duration>PT59M13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315" meta:character-count="2301" meta:non-whitespace-character-count="2010"/>
  </office:meta>
</office:document-meta>
</file>